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h text:style-name="Heading_20_1" text:outline-level="1">Note sviluppo libreria realtime</text:h>
      <text:p text:style-name="Text_20_body"/>
      <text:h text:style-name="Heading_20_2" text:outline-level="2">Logger</text:h>
      <text:p text:style-name="Text_20_body"/>
      <text:p text:style-name="Text_20_body">Ogni processo eseguibile ed ogni risorsa ha a disposizione un proprio log (da valutare se usare uno StringWriter) sul quale in maniera esclusiva scrive messaggi in merito alla sua esecuzione</text:p>
      <text:p text:style-name="Text_20_body">I messaggi sono del tipo: codice messaggio ; tempo in cui il codice messaggio si presenta</text:p>
      <text:p text:style-name="Text_20_body">Finita l'esecuzione si possono reperire i log ed elaborarli (magari riunificandoli) per ottenere informazioni di più alto livello.</text:p>
      <text:p text:style-name="Text_20_body">I codici correnti sono:</text:p>
      <text:p text:style-name="Text_20_body">10: creazione di un oggetto schedulabile (thread o handler)</text:p>
      <text:p text:style-name="Text_20_body">20: inizio job</text:p>
      <text:p text:style-name="Text_20_body">30: termine job</text:p>
      <text:p text:style-name="Text_20_body">40: occupazione risorsa</text:p>
      <text:p text:style-name="Text_20_body">50: rilascio risorsa</text:p>
      <text:p text:style-name="Text_20_body">60: deadline non rispettata</text:p>
      <text:p text:style-name="Text_20_body"/>
      <text:p text:style-name="Text_20_body">Si può <text:s/>pensare che ad ogni schedulabile ed ogni risorsa viene associata una vera e propria lasse Log che mostra funzionalità di più alto livello: ad esempio scriviInizioJob() ecc.Si può pensare ad inserire una gerarchia di Log: uno legato ad un processo periodico, uno legato ad un handler, uno legato ad una risorsa e uno legato ad un processo aperiodico.</text:p>
      <text:p text:style-name="Text_20_body">La classe base contiene una hashtable che per ogni codice riporta una stringa che ne descrive il significato.</text:p>
      <text:p text:style-name="Text_20_body">Dal lato interrogazione deve essere possibile, oltre che ottenere lo StringWriter sottostante anche ottenere una collezione di eventi del tipo logLine.</text:p>
      <text:p text:style-name="Text_20_body">Questi oggetti, sono formati dal codice dell'evento, dalla sua descrizione sottoforma di stringa <text:s/>dal tempo assoluto (in forma di AbsoluteTime) in cui l'evento è avvenuto e dal nome del thread che ha scatentato l'evento. Il toString di uno di questi oggetti è dato dalla concatenazione di questi tre campi.</text:p>
      <text:p text:style-name="Text_20_body"/>
      <text:p text:style-name="Text_20_body">Il toString del log è la stampa del contenuto dello String Writer</text:p>
      <text:p text:style-name="Text_20_body"/>
      <text:p text:style-name="Text_20_body">In seguito valuta se usare uno strinwriter solito o sfrtuttare uno delle zone peciali di <text:s/>memoria messe a disposizione dalla libreira di java realtime.</text:p>
      <text:p text:style-name="Text_20_body"/>
      <text:p text:style-name="Text_20_body">Devi fornire una classe util, in costante sviluppo che offre tutta una serie di metodi. Il primo deve permettere di riunire vari log restituendo una stampa di tutti gli eventi in ordine cronologico</text:p>
      <text:p text:style-name="Text_20_body"><text:soft-page-break/>Una seconda funzionalità deve fare lo stesso, ma i tempi devono essere relativi ad un tempo zero specifica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FZSongTi" style:font-size-asian="12pt" style:language-asian="zh" style:country-asian="CN" style:font-name-complex="Lucida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FZSongTi"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o Nanni</meta:initial-creator>
    <meta:creation-date>2011-04-20T16:25:00</meta:creation-date>
    <dc:date>2011-04-26T18:12:57</dc:date>
    <dc:creator>Marco Nanni</dc:creator>
    <meta:editing-duration>PT2H13M51S</meta:editing-duration>
    <meta:editing-cycles>10</meta:editing-cycles>
    <meta:generator>OpenOffice.org/3.3$Solaris_x86 OpenOffice.org_project/330m20$Build-9567</meta:generator>
    <meta:document-statistic meta:table-count="0" meta:image-count="0" meta:object-count="0" meta:page-count="2" meta:paragraph-count="20" meta:word-count="333" meta:character-count="2072"/>
  </office:meta>
</office:document-meta>
</file>